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fb47c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fb47c" officeooo:paragraph-rsid="000fb47c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fb47c" officeooo:paragraph-rsid="0014acaa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0fb47c" officeooo:paragraph-rsid="001c3642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0fb47c" officeooo:paragraph-rsid="0026772a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0fb47c" officeooo:paragraph-rsid="00289a6e" style:font-size-asian="20pt" style:font-weight-asian="bold" style:font-size-complex="20pt" style:font-weight-complex="bold"/>
    </style:style>
    <style:style style:name="P9" style:family="paragraph" style:parent-style-name="Standard">
      <style:paragraph-properties style:line-height-at-least="0.529cm"/>
      <style:text-properties fo:font-size="20pt" fo:font-weight="bold" officeooo:rsid="000fb47c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0fb47c" officeooo:paragraph-rsid="001fa5fc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0fb47c" officeooo:paragraph-rsid="0043088c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0fb47c" officeooo:paragraph-rsid="004a4472" style:font-size-asian="20pt" style:font-weight-asian="bold" style:font-size-complex="20pt" style:font-weight-complex="bold"/>
    </style:style>
    <style:style style:name="P13" style:family="paragraph" style:parent-style-name="Standard">
      <style:paragraph-properties style:line-height-at-least="0.529cm"/>
      <style:text-properties fo:color="#d4d4d4" loext:opacity="100%" style:font-name="Consolas" fo:font-size="11.25pt" fo:font-weight="normal" fo:background-color="#1e1e1e"/>
    </style:style>
    <style:style style:name="P14" style:family="paragraph" style:parent-style-name="Standard">
      <style:paragraph-properties style:line-height-at-least="0.529cm"/>
      <style:text-properties fo:color="#d4d4d4" loext:opacity="100%" style:font-name="Consolas" fo:font-size="11.25pt" fo:font-weight="normal" officeooo:paragraph-rsid="003cb67c" fo:background-color="#1e1e1e"/>
    </style:style>
    <style:style style:name="P15" style:family="paragraph" style:parent-style-name="Standard">
      <style:text-properties fo:color="#d4d4d4" loext:opacity="100%" style:font-name="Consolas" fo:font-size="11.25pt" fo:font-weight="normal" fo:background-color="#1e1e1e" style:font-size-asian="20pt" style:font-weight-asian="bold" style:font-size-complex="20pt" style:font-weight-complex="bold"/>
    </style:style>
    <style:style style:name="P16" style:family="paragraph" style:parent-style-name="Standard">
      <style:text-properties fo:color="#d4d4d4" loext:opacity="100%" style:font-name="Consolas" fo:font-size="11.25pt" fo:font-weight="normal" officeooo:rsid="000e94a6" officeooo:paragraph-rsid="000e94a6" fo:background-color="#1e1e1e"/>
    </style:style>
    <style:style style:name="P17" style:family="paragraph" style:parent-style-name="Standard">
      <style:text-properties fo:color="#d4d4d4" loext:opacity="100%" style:font-name="Consolas" fo:font-size="11.25pt" fo:font-weight="normal" officeooo:rsid="000fb47c" officeooo:paragraph-rsid="000fb47c" fo:background-color="#1e1e1e"/>
    </style:style>
    <style:style style:name="P18" style:family="paragraph" style:parent-style-name="Standard">
      <style:text-properties fo:color="#d4d4d4" loext:opacity="100%" style:font-name="Consolas" fo:font-size="11.25pt" fo:font-weight="normal" officeooo:rsid="0014acaa" officeooo:paragraph-rsid="0014acaa" fo:background-color="#1e1e1e"/>
    </style:style>
    <style:style style:name="P19" style:family="paragraph" style:parent-style-name="Standard">
      <style:text-properties fo:color="#d4d4d4" loext:opacity="100%" style:font-name="Consolas" fo:font-size="11.25pt" fo:font-weight="normal" officeooo:rsid="0017d5dd" officeooo:paragraph-rsid="0017d5dd" fo:background-color="#1e1e1e"/>
    </style:style>
    <style:style style:name="P20" style:family="paragraph" style:parent-style-name="Standard">
      <style:text-properties fo:color="#d4d4d4" loext:opacity="100%" style:font-name="Consolas" fo:font-size="11.25pt" fo:font-weight="normal" officeooo:paragraph-rsid="0017d5dd" fo:background-color="#1e1e1e"/>
    </style:style>
    <style:style style:name="P21" style:family="paragraph" style:parent-style-name="Standard">
      <style:text-properties fo:color="#d4d4d4" loext:opacity="100%" style:font-name="Consolas" fo:font-size="11.25pt" fo:font-weight="normal" officeooo:rsid="001c3642" officeooo:paragraph-rsid="001c3642" fo:background-color="#1e1e1e"/>
    </style:style>
    <style:style style:name="P22" style:family="paragraph" style:parent-style-name="Standard">
      <style:text-properties fo:color="#d4d4d4" loext:opacity="100%" style:font-name="Consolas" fo:font-size="11.25pt" fo:font-weight="normal" officeooo:rsid="001fa5fc" officeooo:paragraph-rsid="001fa5fc" fo:background-color="#1e1e1e"/>
    </style:style>
    <style:style style:name="P23" style:family="paragraph" style:parent-style-name="Standard">
      <style:text-properties fo:color="#d4d4d4" loext:opacity="100%" style:font-name="Consolas" fo:font-size="11.25pt" fo:font-weight="normal" officeooo:rsid="0026772a" officeooo:paragraph-rsid="0026772a" fo:background-color="#1e1e1e"/>
    </style:style>
    <style:style style:name="P24" style:family="paragraph" style:parent-style-name="Standard">
      <style:text-properties fo:color="#d4d4d4" loext:opacity="100%" style:font-name="Consolas" fo:font-size="11.25pt" fo:font-weight="normal" officeooo:rsid="002d6653" officeooo:paragraph-rsid="002d6653" fo:background-color="#1e1e1e"/>
    </style:style>
    <style:style style:name="P25" style:family="paragraph" style:parent-style-name="Standard">
      <style:text-properties fo:color="#d4d4d4" loext:opacity="100%" style:font-name="Consolas" fo:font-size="11.25pt" fo:font-weight="normal" officeooo:rsid="0030558d" officeooo:paragraph-rsid="0030558d" fo:background-color="#1e1e1e"/>
    </style:style>
    <style:style style:name="P26" style:family="paragraph" style:parent-style-name="Standard">
      <style:text-properties fo:color="#d4d4d4" loext:opacity="100%" style:font-name="Consolas" fo:font-size="11.25pt" fo:font-weight="normal" officeooo:rsid="003225fd" officeooo:paragraph-rsid="003225fd" fo:background-color="#1e1e1e"/>
    </style:style>
    <style:style style:name="P27" style:family="paragraph" style:parent-style-name="Standard">
      <style:text-properties fo:color="#d4d4d4" loext:opacity="100%" style:font-name="Consolas" fo:font-size="11.25pt" fo:font-weight="normal" officeooo:rsid="0039950f" officeooo:paragraph-rsid="0039950f" fo:background-color="#1e1e1e"/>
    </style:style>
    <style:style style:name="P28" style:family="paragraph" style:parent-style-name="Standard">
      <style:text-properties fo:color="#d4d4d4" loext:opacity="100%" style:font-name="Consolas" fo:font-size="11.25pt" fo:font-weight="normal" officeooo:paragraph-rsid="003cb67c" fo:background-color="#1e1e1e"/>
    </style:style>
    <style:style style:name="P29" style:family="paragraph" style:parent-style-name="Standard">
      <style:text-properties fo:color="#d4d4d4" loext:opacity="100%" style:font-name="Consolas" fo:font-size="11.25pt" fo:font-weight="normal" officeooo:rsid="00424808" officeooo:paragraph-rsid="00424808" fo:background-color="#1e1e1e"/>
    </style:style>
    <style:style style:name="P30" style:family="paragraph" style:parent-style-name="Standard">
      <style:text-properties fo:color="#d4d4d4" loext:opacity="100%" style:font-name="Consolas" fo:font-size="11.25pt" fo:font-weight="normal" officeooo:rsid="0043088c" officeooo:paragraph-rsid="0043088c" fo:background-color="#1e1e1e"/>
    </style:style>
    <style:style style:name="P31" style:family="paragraph" style:parent-style-name="Standard">
      <style:text-properties fo:color="#d4d4d4" loext:opacity="100%" style:font-name="Consolas" fo:font-size="11.25pt" fo:font-weight="normal" officeooo:rsid="0047479d" officeooo:paragraph-rsid="0047479d" fo:background-color="#1e1e1e"/>
    </style:style>
    <style:style style:name="P32" style:family="paragraph" style:parent-style-name="Standard">
      <style:text-properties fo:color="#d4d4d4" loext:opacity="100%" style:font-name="Consolas" fo:font-size="11.25pt" fo:font-weight="normal" officeooo:rsid="0048d71f" officeooo:paragraph-rsid="0048d71f" fo:background-color="#1e1e1e"/>
    </style:style>
    <style:style style:name="P33" style:family="paragraph" style:parent-style-name="Standard">
      <style:text-properties fo:color="#d4d4d4" loext:opacity="100%" style:font-name="Consolas" fo:font-size="11.25pt" fo:font-weight="normal" officeooo:rsid="004a4472" officeooo:paragraph-rsid="004a4472" fo:background-color="#1e1e1e"/>
    </style:style>
    <style:style style:name="P34" style:family="paragraph" style:parent-style-name="Standard">
      <style:paragraph-properties style:line-height-at-least="0.529cm"/>
      <style:text-properties fo:color="#d4d4d4" loext:opacity="100%" fo:background-color="#1e1e1e"/>
    </style:style>
    <style:style style:name="P35" style:family="paragraph" style:parent-style-name="Standard">
      <style:text-properties fo:color="#d4d4d4" loext:opacity="100%" officeooo:rsid="00289a6e" officeooo:paragraph-rsid="00289a6e" fo:background-color="#1e1e1e"/>
    </style:style>
    <style:style style:name="P36" style:family="paragraph" style:parent-style-name="Standard">
      <style:paragraph-properties style:line-height-at-least="0.529cm"/>
    </style:style>
    <style:style style:name="P37" style:family="paragraph" style:parent-style-name="Standard">
      <style:text-properties officeooo:rsid="000e94a6" officeooo:paragraph-rsid="000e94a6"/>
    </style:style>
    <style:style style:name="P38" style:family="paragraph" style:parent-style-name="Standard">
      <style:text-properties officeooo:rsid="000fb47c" officeooo:paragraph-rsid="000fb47c"/>
    </style:style>
    <style:style style:name="P39" style:family="paragraph" style:parent-style-name="Standard">
      <style:text-properties officeooo:rsid="0014acaa" officeooo:paragraph-rsid="0014acaa"/>
    </style:style>
    <style:style style:name="P40" style:family="paragraph" style:parent-style-name="Standard">
      <style:text-properties officeooo:rsid="0017d5dd" officeooo:paragraph-rsid="0017d5dd"/>
    </style:style>
    <style:style style:name="P41" style:family="paragraph" style:parent-style-name="Standard">
      <style:text-properties officeooo:rsid="0017e710" officeooo:paragraph-rsid="0017e710"/>
    </style:style>
    <style:style style:name="P42" style:family="paragraph" style:parent-style-name="Standard">
      <style:text-properties officeooo:paragraph-rsid="001c3642"/>
    </style:style>
    <style:style style:name="P43" style:family="paragraph" style:parent-style-name="Standard">
      <style:text-properties officeooo:rsid="001c3642" officeooo:paragraph-rsid="001c3642"/>
    </style:style>
    <style:style style:name="P44" style:family="paragraph" style:parent-style-name="Standard">
      <style:text-properties officeooo:rsid="001fa5fc" officeooo:paragraph-rsid="001fa5fc"/>
    </style:style>
    <style:style style:name="P45" style:family="paragraph" style:parent-style-name="Standard">
      <style:text-properties officeooo:rsid="0026772a" officeooo:paragraph-rsid="0026772a"/>
    </style:style>
    <style:style style:name="P46" style:family="paragraph" style:parent-style-name="Standard">
      <style:text-properties officeooo:rsid="00289a6e" officeooo:paragraph-rsid="00289a6e"/>
    </style:style>
    <style:style style:name="P47" style:family="paragraph" style:parent-style-name="Standard">
      <style:text-properties officeooo:rsid="002d6653" officeooo:paragraph-rsid="002d6653"/>
    </style:style>
    <style:style style:name="P48" style:family="paragraph" style:parent-style-name="Standard">
      <style:text-properties officeooo:rsid="0030558d" officeooo:paragraph-rsid="0030558d"/>
    </style:style>
    <style:style style:name="P49" style:family="paragraph" style:parent-style-name="Standard">
      <style:text-properties officeooo:paragraph-rsid="0030558d"/>
    </style:style>
    <style:style style:name="P50" style:family="paragraph" style:parent-style-name="Standard">
      <style:text-properties officeooo:rsid="003225fd" officeooo:paragraph-rsid="003225fd"/>
    </style:style>
    <style:style style:name="P51" style:family="paragraph" style:parent-style-name="Standard">
      <style:text-properties officeooo:rsid="0039950f" officeooo:paragraph-rsid="0039950f"/>
    </style:style>
    <style:style style:name="P52" style:family="paragraph" style:parent-style-name="Standard">
      <style:text-properties officeooo:paragraph-rsid="003cb67c"/>
    </style:style>
    <style:style style:name="P53" style:family="paragraph" style:parent-style-name="Standard">
      <style:text-properties officeooo:rsid="00424808" officeooo:paragraph-rsid="00424808"/>
    </style:style>
    <style:style style:name="P54" style:family="paragraph" style:parent-style-name="Standard">
      <style:text-properties officeooo:paragraph-rsid="00424808"/>
    </style:style>
    <style:style style:name="P55" style:family="paragraph" style:parent-style-name="Standard">
      <style:text-properties officeooo:rsid="0043088c" officeooo:paragraph-rsid="0043088c"/>
    </style:style>
    <style:style style:name="P56" style:family="paragraph" style:parent-style-name="Standard">
      <style:text-properties officeooo:rsid="0047479d" officeooo:paragraph-rsid="0047479d"/>
    </style:style>
    <style:style style:name="P57" style:family="paragraph" style:parent-style-name="Standard">
      <style:text-properties officeooo:rsid="0048d71f" officeooo:paragraph-rsid="0048d71f"/>
    </style:style>
    <style:style style:name="P58" style:family="paragraph" style:parent-style-name="Standard">
      <style:text-properties officeooo:rsid="004a4472" officeooo:paragraph-rsid="004a4472"/>
    </style:style>
    <style:style style:name="P59" style:family="paragraph" style:parent-style-name="Standard">
      <style:paragraph-properties fo:break-before="page"/>
      <style:text-properties fo:font-size="20pt" fo:font-weight="bold" officeooo:rsid="000fb47c" officeooo:paragraph-rsid="0014acaa" style:font-size-asian="20pt" style:font-weight-asian="bold" style:font-size-complex="20pt" style:font-weight-complex="bold"/>
    </style:style>
    <style:style style:name="P60" style:family="paragraph" style:parent-style-name="Preformatted_20_Text">
      <style:text-properties officeooo:rsid="005df759" officeooo:paragraph-rsid="005df759"/>
    </style:style>
    <style:style style:name="P61" style:family="paragraph" style:parent-style-name="Preformatted_20_Text">
      <style:text-properties style:font-name="Liberation Serif" fo:font-size="12pt" officeooo:rsid="005b2b5c" style:font-size-asian="12pt" style:font-size-complex="12pt"/>
    </style:style>
    <style:style style:name="P62" style:family="paragraph" style:parent-style-name="Preformatted_20_Text">
      <style:paragraph-properties fo:margin-top="0cm" fo:margin-bottom="0.499cm" style:contextual-spacing="false"/>
    </style:style>
    <style:style style:name="P63" style:family="paragraph" style:parent-style-name="Standard">
      <style:text-properties fo:color="#808080" loext:opacity="100%" style:font-name="Consolas" fo:font-size="11.25pt" fo:font-weight="normal" officeooo:rsid="00424808" officeooo:paragraph-rsid="00424808" fo:background-color="#1e1e1e"/>
    </style:style>
    <style:style style:name="P64" style:family="paragraph" style:parent-style-name="Standard">
      <style:text-properties officeooo:rsid="00513931" officeooo:paragraph-rsid="00513931"/>
    </style:style>
    <style:style style:name="P65" style:family="paragraph" style:parent-style-name="Standard">
      <style:text-properties fo:color="#d4d4d4" loext:opacity="100%" style:font-name="Consolas" fo:font-size="11.25pt" fo:font-weight="normal" fo:background-color="#1e1e1e"/>
    </style:style>
    <style:style style:name="P66" style:family="paragraph" style:parent-style-name="Standard">
      <style:text-properties fo:color="#d4d4d4" loext:opacity="100%" style:font-name="Consolas" fo:font-size="11.25pt" fo:font-weight="normal" officeooo:rsid="00513931" officeooo:paragraph-rsid="00513931" fo:background-color="#1e1e1e"/>
    </style:style>
    <style:style style:name="P67" style:family="paragraph" style:parent-style-name="Standard">
      <style:text-properties fo:color="#d4d4d4" loext:opacity="100%" style:font-name="Consolas" fo:font-size="11.25pt" fo:font-weight="normal" officeooo:rsid="0052140c" officeooo:paragraph-rsid="0052140c" fo:background-color="#1e1e1e"/>
    </style:style>
    <style:style style:name="P68" style:family="paragraph" style:parent-style-name="Standard">
      <style:text-properties fo:color="#d4d4d4" loext:opacity="100%" style:font-name="Consolas" fo:font-size="11.25pt" fo:font-weight="normal" officeooo:rsid="005872db" officeooo:paragraph-rsid="005872db" fo:background-color="#1e1e1e"/>
    </style:style>
    <style:style style:name="P69" style:family="paragraph" style:parent-style-name="Standard">
      <style:paragraph-properties style:line-height-at-least="0.529cm"/>
      <style:text-properties fo:color="#d4d4d4" loext:opacity="100%" fo:background-color="#1e1e1e"/>
    </style:style>
    <style:style style:name="P70" style:family="paragraph" style:parent-style-name="Standard">
      <style:text-properties fo:color="#d4d4d4" loext:opacity="100%" officeooo:paragraph-rsid="00564348" fo:background-color="#1e1e1e"/>
    </style:style>
    <style:style style:name="P71" style:family="paragraph" style:parent-style-name="Standard">
      <style:text-properties fo:color="#d4d4d4" loext:opacity="100%" officeooo:rsid="00564348" officeooo:paragraph-rsid="00564348" fo:background-color="#1e1e1e"/>
    </style:style>
    <style:style style:name="P72" style:family="paragraph" style:parent-style-name="Standard">
      <style:text-properties fo:color="#d4d4d4" loext:opacity="100%" officeooo:rsid="0057d33b" officeooo:paragraph-rsid="0057d33b" fo:background-color="#1e1e1e"/>
    </style:style>
    <style:style style:name="P73" style:family="paragraph" style:parent-style-name="Standard">
      <style:text-properties officeooo:paragraph-rsid="00513931"/>
    </style:style>
    <style:style style:name="P74" style:family="paragraph" style:parent-style-name="Standard">
      <style:paragraph-properties fo:text-align="center" style:justify-single-word="false"/>
      <style:text-properties fo:font-size="20pt" fo:font-weight="bold" officeooo:rsid="000fb47c" style:font-size-asian="20pt" style:font-weight-asian="bold" style:font-size-complex="20pt" style:font-weight-complex="bold"/>
    </style:style>
    <style:style style:name="P75" style:family="paragraph" style:parent-style-name="Standard">
      <style:text-properties officeooo:rsid="0052140c" officeooo:paragraph-rsid="0052140c"/>
    </style:style>
    <style:style style:name="P76" style:family="paragraph" style:parent-style-name="Standard">
      <style:text-properties officeooo:rsid="00564348" officeooo:paragraph-rsid="00564348"/>
    </style:style>
    <style:style style:name="P77" style:family="paragraph" style:parent-style-name="Standard">
      <style:text-properties officeooo:rsid="0057d33b" officeooo:paragraph-rsid="0057d33b"/>
    </style:style>
    <style:style style:name="P78" style:family="paragraph" style:parent-style-name="Standard">
      <style:text-properties officeooo:rsid="005872db" officeooo:paragraph-rsid="005872db"/>
    </style:style>
    <style:style style:name="P79" style:family="paragraph" style:parent-style-name="Standard">
      <style:text-properties officeooo:rsid="0059eb7d" officeooo:paragraph-rsid="0059eb7d"/>
    </style:style>
    <style:style style:name="P80" style:family="paragraph" style:parent-style-name="Standard">
      <style:text-properties officeooo:rsid="0059eb7d" officeooo:paragraph-rsid="0059f9df"/>
    </style:style>
    <style:style style:name="P81" style:family="paragraph" style:parent-style-name="Standard">
      <style:text-properties officeooo:rsid="0059f9df" officeooo:paragraph-rsid="0059f9df"/>
    </style:style>
    <style:style style:name="P82" style:family="paragraph" style:parent-style-name="Standard">
      <style:text-properties officeooo:rsid="005b2b5c" officeooo:paragraph-rsid="0059eb7d"/>
    </style:style>
    <style:style style:name="P83" style:family="paragraph" style:parent-style-name="Standard">
      <style:text-properties officeooo:rsid="005b2b5c" officeooo:paragraph-rsid="005b2b5c"/>
    </style:style>
    <style:style style:name="P84" style:family="paragraph" style:parent-style-name="Standard">
      <style:text-properties officeooo:rsid="005b2b5c" officeooo:paragraph-rsid="005df759"/>
    </style:style>
    <style:style style:name="P85" style:family="paragraph" style:parent-style-name="Standard">
      <style:text-properties officeooo:rsid="005df759" officeooo:paragraph-rsid="005df759"/>
    </style:style>
    <style:style style:name="P86" style:family="paragraph" style:parent-style-name="Standard">
      <style:text-properties officeooo:rsid="0063552a" officeooo:paragraph-rsid="0063552a"/>
    </style:style>
    <style:style style:name="P87" style:family="paragraph" style:parent-style-name="Standard">
      <style:text-properties officeooo:rsid="00648134" officeooo:paragraph-rsid="00648134"/>
    </style:style>
    <style:style style:name="P88" style:family="paragraph" style:parent-style-name="Standard">
      <style:text-properties officeooo:rsid="00648134" officeooo:paragraph-rsid="0065eefb"/>
    </style:style>
    <style:style style:name="P89" style:family="paragraph" style:parent-style-name="Standard">
      <style:text-properties officeooo:rsid="00674c71" officeooo:paragraph-rsid="00674c71"/>
    </style:style>
    <style:style style:name="P90" style:family="paragraph" style:parent-style-name="Standard">
      <style:text-properties officeooo:paragraph-rsid="00674c71"/>
    </style:style>
    <style:style style:name="P91" style:family="paragraph">
      <style:paragraph-properties fo:break-before="page"/>
      <style:text-properties officeooo:rsid="00564348" officeooo:paragraph-rsid="00564348"/>
    </style:style>
    <style:style style:name="T1" style:family="text">
      <style:text-properties fo:color="#d7ba7d" loext:opacity="100%"/>
    </style:style>
    <style:style style:name="T2" style:family="text">
      <style:text-properties style:font-name="Consolas" fo:font-size="11.25pt" fo:font-weight="normal"/>
    </style:style>
    <style:style style:name="T3" style:family="text">
      <style:text-properties style:font-name="Consolas" fo:font-size="11.25pt" fo:font-weight="normal" officeooo:rsid="00564348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" fo:font-size="11.25pt" fo:font-weight="normal"/>
    </style:style>
    <style:style style:name="T6" style:family="text">
      <style:text-properties fo:color="#9cdcfe" loext:opacity="100%" style:font-name="Consolas" fo:font-size="11.25pt" fo:font-weight="normal" officeooo:rsid="001d3c85"/>
    </style:style>
    <style:style style:name="T7" style:family="text">
      <style:text-properties fo:color="#9cdcfe" loext:opacity="100%" style:font-name="Consolas" fo:font-size="11.25pt" fo:font-weight="normal" officeooo:rsid="00564348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11.25pt" fo:font-weight="normal"/>
    </style:style>
    <style:style style:name="T10" style:family="text">
      <style:text-properties fo:color="#ce9178" loext:opacity="100%" style:font-name="Consolas" fo:font-size="11.25pt" fo:font-weight="normal" officeooo:rsid="00564348"/>
    </style:style>
    <style:style style:name="T11" style:family="text">
      <style:text-properties fo:color="#ce9178" loext:opacity="100%" style:font-name="Consolas" fo:font-size="11.25pt" fo:font-weight="normal" officeooo:rsid="005787d8"/>
    </style:style>
    <style:style style:name="T12" style:family="text">
      <style:text-properties fo:color="#ce9178" loext:opacity="100%" officeooo:rsid="001dd52b"/>
    </style:style>
    <style:style style:name="T13" style:family="text">
      <style:text-properties fo:color="#dcdcaa" loext:opacity="100%"/>
    </style:style>
    <style:style style:name="T14" style:family="text">
      <style:text-properties fo:color="#dcdcaa" loext:opacity="100%" style:font-name="Consolas" fo:font-size="11.25pt" fo:font-weight="normal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style:font-name="Consolas" fo:font-size="11.25pt" fo:font-weight="normal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" fo:font-size="11.25pt" fo:font-weight="normal"/>
    </style:style>
    <style:style style:name="T19" style:family="text">
      <style:text-properties fo:color="#569cd6" loext:opacity="100%" style:font-name="Consolas" fo:font-size="11.25pt" fo:font-weight="normal" officeooo:rsid="00564348"/>
    </style:style>
    <style:style style:name="T20" style:family="text">
      <style:text-properties officeooo:rsid="001171b4"/>
    </style:style>
    <style:style style:name="T21" style:family="text">
      <style:text-properties fo:color="#808080" loext:opacity="100%"/>
    </style:style>
    <style:style style:name="T22" style:family="text">
      <style:text-properties fo:color="#808080" loext:opacity="100%" style:font-name="Consolas" fo:font-size="11.25pt" fo:font-weight="normal"/>
    </style:style>
    <style:style style:name="T23" style:family="text">
      <style:text-properties fo:color="#808080" loext:opacity="100%" style:font-name="Consolas" fo:font-size="11.25pt" fo:font-weight="normal" officeooo:rsid="00564348"/>
    </style:style>
    <style:style style:name="T24" style:family="text">
      <style:text-properties officeooo:rsid="0017e710"/>
    </style:style>
    <style:style style:name="T25" style:family="text">
      <style:text-properties officeooo:rsid="0018149c"/>
    </style:style>
    <style:style style:name="T26" style:family="text">
      <style:text-properties officeooo:rsid="00196eb9"/>
    </style:style>
    <style:style style:name="T27" style:family="text">
      <style:text-properties officeooo:rsid="0019bba8"/>
    </style:style>
    <style:style style:name="T28" style:family="text">
      <style:text-properties officeooo:rsid="001cecc2"/>
    </style:style>
    <style:style style:name="T29" style:family="text">
      <style:text-properties officeooo:rsid="00306ff4"/>
    </style:style>
    <style:style style:name="T30" style:family="text">
      <style:text-properties officeooo:rsid="003cb67c"/>
    </style:style>
    <style:style style:name="T31" style:family="text">
      <style:text-properties officeooo:rsid="003e9e43"/>
    </style:style>
    <style:style style:name="T32" style:family="text">
      <style:text-properties officeooo:rsid="00424808"/>
    </style:style>
    <style:style style:name="T33" style:family="text">
      <style:text-properties officeooo:rsid="0043088c"/>
    </style:style>
    <style:style style:name="T34" style:family="text">
      <style:text-properties fo:color="#4ec9b0" loext:opacity="100%"/>
    </style:style>
    <style:style style:name="T35" style:family="text">
      <style:text-properties officeooo:rsid="004c60bb"/>
    </style:style>
    <style:style style:name="T36" style:family="text">
      <style:text-properties fo:font-size="20pt" fo:font-weight="bold" officeooo:rsid="000fb47c" style:font-size-asian="20pt" style:font-weight-asian="bold" style:font-size-complex="20pt" style:font-weight-complex="bold"/>
    </style:style>
    <style:style style:name="T37" style:family="text">
      <style:text-properties officeooo:rsid="0052140c"/>
    </style:style>
    <style:style style:name="T38" style:family="text">
      <style:text-properties officeooo:rsid="005385bb"/>
    </style:style>
    <style:style style:name="T39" style:family="text">
      <style:text-properties officeooo:rsid="0056eb62"/>
    </style:style>
    <style:style style:name="T40" style:family="text">
      <style:text-properties officeooo:rsid="005872db"/>
    </style:style>
    <style:style style:name="T41" style:family="text">
      <style:text-properties officeooo:rsid="00590c6d"/>
    </style:style>
    <style:style style:name="T42" style:family="text">
      <style:text-properties officeooo:rsid="00590cba"/>
    </style:style>
    <style:style style:name="T43" style:family="text">
      <style:text-properties style:font-name="Liberation Serif" fo:font-size="12pt" officeooo:rsid="005b2b5c" style:font-size-asian="12pt" style:font-size-complex="12pt"/>
    </style:style>
    <style:style style:name="T44" style:family="text">
      <style:text-properties style:font-name="Liberation Serif" fo:font-size="12pt" officeooo:rsid="0061c45d" style:font-size-asian="12pt" style:font-size-complex="12pt"/>
    </style:style>
    <style:style style:name="T45" style:family="text">
      <style:text-properties officeooo:rsid="00648134"/>
    </style:style>
    <style:style style:name="T46" style:family="text">
      <style:text-properties officeooo:rsid="0065303b"/>
    </style:style>
    <style:style style:name="T47" style:family="text">
      <style:text-properties officeooo:rsid="00674c71"/>
    </style:style>
    <style:style style:name="T48" style:family="text">
      <style:text-properties style:use-window-font-color="true" loext:opacity="0%" style:font-name="Lucida Console" fo:font-size="10pt" style:font-size-asian="10pt"/>
    </style:style>
    <style:style style:name="T49" style:family="text">
      <style:text-properties style:use-window-font-color="true" loext:opacity="0%" style:font-name="Lucida Console" fo:font-size="10pt" officeooo:rsid="0065303b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eteo CSS básico.</text:p>
      <text:p text:style-name="P15"><text:span text:style-name="T1">html</text:span> {</text:p>
      <text:p text:style-name="P34">    <text:span text:style-name="T5">box-sizing</text:span><text:span text:style-name="T2">: </text:span><text:span text:style-name="T9">border-box</text:span><text:span text:style-name="T2">;</text:span></text:p>
      <text:p text:style-name="P34">    <text:span text:style-name="T5">font-family</text:span><text:span text:style-name="T2">: </text:span><text:span text:style-name="T14">var</text:span><text:span text:style-name="T2">(</text:span><text:span text:style-name="T5">--font</text:span><text:span text:style-name="T2">);</text:span></text:p>
      <text:p text:style-name="P34">    <text:span text:style-name="T5">font-size</text:span><text:span text:style-name="T2">: </text:span><text:span text:style-name="T16">16px</text:span><text:span text:style-name="T2">;</text:span></text:p>
      <text:p text:style-name="P34">    <text:span text:style-name="T5">scroll-behavior</text:span><text:span text:style-name="T2">: </text:span><text:span text:style-name="T9">smooth</text:span><text:span text:style-name="T2">;</text:span></text:p>
      <text:p text:style-name="P13">}</text:p>
      <text:p text:style-name="P13"/>
      <text:p text:style-name="P34">  <text:span text:style-name="T18">*</text:span><text:span text:style-name="T2">,</text:span></text:p>
      <text:p text:style-name="P13"><text:span text:style-name="T17">*</text:span><text:span text:style-name="T1">::after</text:span>,</text:p>
      <text:p text:style-name="P13"><text:span text:style-name="T17">*</text:span><text:span text:style-name="T1">::before</text:span> {</text:p>
      <text:p text:style-name="P34">    <text:span text:style-name="T5">box-sizing</text:span><text:span text:style-name="T2">: </text:span><text:span text:style-name="T9">inherit</text:span><text:span text:style-name="T2">;</text:span></text:p>
      <text:p text:style-name="P13">}</text:p>
      <text:p text:style-name="P36"/>
      <text:p text:style-name="P13"><text:span text:style-name="T1">body</text:span> {</text:p>
      <text:p text:style-name="P34">    <text:span text:style-name="T5">margin</text:span><text:span text:style-name="T2">: </text:span><text:span text:style-name="T16">0</text:span><text:span text:style-name="T2">;</text:span></text:p>
      <text:p text:style-name="P34">    <text:span text:style-name="T5">overflow-x</text:span><text:span text:style-name="T2">: </text:span><text:span text:style-name="T9">hidden</text:span><text:span text:style-name="T2">;</text:span></text:p>
      <text:p text:style-name="P34">    <text:span text:style-name="T5">color</text:span><text:span text:style-name="T2">: </text:span><text:span text:style-name="T14">var</text:span><text:span text:style-name="T2">(</text:span><text:span text:style-name="T5">--text-color</text:span><text:span text:style-name="T2">);</text:span></text:p>
      <text:p text:style-name="P13">}</text:p>
      <text:p text:style-name="P2">Secciones semánticas HTML del proyecto. </text:p>
      <text:p text:style-name="P37">Se pueden usar svg directamente en el html</text:p>
      <text:p text:style-name="P2">Marcado HTML Header</text:p>
      <text:p text:style-name="P1">Maquetado móvil Header. </text:p>
      <text:p text:style-name="P1">Maquetado móvil Menú</text:p>
      <text:p text:style-name="P37">Asi podemos seleccionar un svg para darle color</text:p>
      <text:p text:style-name="P37"/>
      <text:p text:style-name="P16"><text:span text:style-name="T1">.menu-btn</text:span> <text:span text:style-name="T1">svg</text:span>{</text:p>
      <text:p text:style-name="P34">    <text:span text:style-name="T5">fill</text:span><text:span text:style-name="T2">: </text:span><text:span text:style-name="T14">var</text:span><text:span text:style-name="T2">(</text:span><text:span text:style-name="T5">--first-color</text:span><text:span text:style-name="T2">)</text:span></text:p>
      <text:p text:style-name="P13">}</text:p>
      <text:p text:style-name="P37"/>
      <text:p text:style-name="P38">pointer-events es una propiedad css que al usar none quita toda interactividad con el elemento <text:span text:style-name="T20">si se le pasa el varlo none, el valor por default es auto</text:span></text:p>
      <text:p text:style-name="P38"/>
      <text:p text:style-name="P17"><text:span text:style-name="T4">pointer-events</text:span>: <text:span text:style-name="T8">none</text:span>;</text:p>
      <text:p text:style-name="P17"/>
      <text:p text:style-name="P17"><text:span text:style-name="T4">pointer-events</text:span>: <text:span text:style-name="T8">auto</text:span>;</text:p>
      <text:p text:style-name="P38"/>
      <text:p text:style-name="P4">Maquetado escritorio Header y Menú</text:p>
      <text:p text:style-name="P39">Existe background-color transparente</text:p>
      <text:p text:style-name="P39"/>
      <text:p text:style-name="P18"><text:span text:style-name="T4">background-color</text:span>: <text:span text:style-name="T8">transparent</text:span>;</text:p>
      <text:p text:style-name="P39"/>
      <text:p text:style-name="P5"/>
      <text:p text:style-name="P59">Maquetado sección Home y componente Hero Image</text:p>
      <text:p text:style-name="P40">Se pueden pasar variables a traves de<text:span text:style-name="T24">l atributo </text:span>style <text:span text:style-name="T24">en la etiqueta</text:span></text:p>
      <text:p text:style-name="P40"/>
      <text:p text:style-name="P19"><text:span text:style-name="T21">&lt;</text:span><text:span text:style-name="T17">article</text:span> <text:span text:style-name="T4">class</text:span>=<text:span text:style-name="T8">"hero-image"</text:span> <text:span text:style-name="T4">style</text:span>=<text:span text:style-name="T8">"--hero-image: url('assets/hero-image-home.jpg'); --</text:span><text:span text:style-name="T12">hero-</text:span><text:span text:style-name="T8">attachment: fixed;"</text:span><text:span text:style-name="T21">&gt;</text:span></text:p>
      <text:p text:style-name="P40"/>
      <text:p text:style-name="P41">Luego puedo usar la variable en lo hoja de estilos, y el scope <text:span text:style-name="T25">de la imagen se aplica solamente a la etiqueta</text:span>, asi que al usar en otra etiqueta el atributo style con la variable image, cargaria una imagen diferente, <text:span text:style-name="T27">lo mismo aplica con attachment,</text:span> <text:span text:style-name="T26">background-attachment puede dejar fija la imagen o darle efecto al scrollear</text:span></text:p>
      <text:p text:style-name="P40"/>
      <text:p text:style-name="P20"><text:span text:style-name="T1">.hero-image</text:span>{</text:p>
      <text:p text:style-name="P34">    <text:span text:style-name="T5">background-image</text:span><text:span text:style-name="T2">: </text:span><text:span text:style-name="T14">var</text:span><text:span text:style-name="T2">(</text:span><text:span text:style-name="T5">--hero-image</text:span><text:span text:style-name="T2">);</text:span></text:p>
      <text:p text:style-name="P34">    <text:span text:style-name="T5">background-repeat</text:span><text:span text:style-name="T2">: </text:span><text:span text:style-name="T9">no-repeat</text:span><text:span text:style-name="T2">;</text:span></text:p>
      <text:p text:style-name="P34">    <text:span text:style-name="T5">background-size</text:span><text:span text:style-name="T2">: </text:span><text:span text:style-name="T9">cover</text:span><text:span text:style-name="T2">;</text:span></text:p>
      <text:p text:style-name="P34">    <text:span text:style-name="T5">background-position</text:span><text:span text:style-name="T2">: </text:span><text:span text:style-name="T9">center</text:span><text:span text:style-name="T2">;</text:span></text:p>
      <text:p text:style-name="P34">    <text:span text:style-name="T5">background-attachment</text:span><text:span text:style-name="T2">: </text:span><text:span text:style-name="T14">var</text:span><text:span text:style-name="T2">(</text:span><text:span text:style-name="T5">--</text:span><text:span text:style-name="T6">hero-</text:span><text:span text:style-name="T5">attachment</text:span><text:span text:style-name="T2">);</text:span></text:p>
      <text:p text:style-name="P13">}</text:p>
      <text:p text:style-name="P20"/>
      <text:p text:style-name="P43">Se pueden crear variables con otras variables definidas en <text:span text:style-name="T28">el root</text:span></text:p>
      <text:p text:style-name="P43"/>
      <text:p text:style-name="P21"><text:span text:style-name="T21">&lt;</text:span><text:span text:style-name="T17">aside</text:span> <text:span text:style-name="T4">class</text:span>=<text:span text:style-name="T8">"hero-image-opacity"</text:span> <text:span text:style-name="T4">style</text:span>=<text:span text:style-name="T8">"--hero-opacity-color: var(--black-alpha-color)"</text:span><text:span text:style-name="T21">&gt;</text:span></text:p>
      <text:p text:style-name="P42"/>
      <text:p text:style-name="P6">Marcado HTML sección Acerca</text:p>
      <text:p text:style-name="P3">Marcado HTML componente Barra de Progreso</text:p>
      <text:p text:style-name="P3">Maquetado del componente Barra de Progreso</text:p>
      <text:p text:style-name="P20"/>
      <text:p text:style-name="P44">Para las barras de progreso se necesitan usar seudo clases</text:p>
      <text:p text:style-name="P44"/>
      <text:p text:style-name="P22"><text:span text:style-name="T1">progress</text:span>{</text:p>
      <text:p text:style-name="P34">    <text:span text:style-name="T5">width</text:span><text:span text:style-name="T2">: </text:span><text:span text:style-name="T16">100%</text:span><text:span text:style-name="T2">;</text:span></text:p>
      <text:p text:style-name="P34">    <text:span text:style-name="T5">height</text:span><text:span text:style-name="T2">: </text:span><text:span text:style-name="T16">1rem</text:span><text:span text:style-name="T2">;</text:span></text:p>
      <text:p text:style-name="P34">    <text:span text:style-name="T5">background-color</text:span><text:span text:style-name="T2">: </text:span><text:span text:style-name="T14">var</text:span><text:span text:style-name="T2">(</text:span><text:span text:style-name="T5">--gray-color</text:span><text:span text:style-name="T2">);</text:span></text:p>
      <text:p text:style-name="P13">}</text:p>
      <text:p text:style-name="P36"/>
      <text:p text:style-name="P13"><text:span text:style-name="T1">progress::-moz-progress-bar</text:span>{</text:p>
      <text:p text:style-name="P34">    <text:span text:style-name="T5">background-color</text:span><text:span text:style-name="T2">: </text:span><text:span text:style-name="T14">var</text:span><text:span text:style-name="T2">(</text:span><text:span text:style-name="T5">--gray-dark-color</text:span><text:span text:style-name="T2">);</text:span></text:p>
      <text:p text:style-name="P13">}</text:p>
      <text:p text:style-name="P36"/>
      <text:p text:style-name="P13"><text:span text:style-name="T1">progress::-webkit-progress-bar</text:span>{</text:p>
      <text:p text:style-name="P34">    <text:span text:style-name="T5">background-color</text:span><text:span text:style-name="T2">: </text:span><text:span text:style-name="T14">var</text:span><text:span text:style-name="T2">(</text:span><text:span text:style-name="T5">--gray-color</text:span><text:span text:style-name="T2">);</text:span></text:p>
      <text:p text:style-name="P13">}</text:p>
      <text:p text:style-name="P36"/>
      <text:p text:style-name="P13"><text:span text:style-name="T1">progress::-webkit-progress-value</text:span>{</text:p>
      <text:p text:style-name="P34">    <text:span text:style-name="T5">background-color</text:span><text:span text:style-name="T2">: </text:span><text:span text:style-name="T14">var</text:span><text:span text:style-name="T2">(</text:span><text:span text:style-name="T5">--gray-dark-color</text:span><text:span text:style-name="T2">);</text:span></text:p>
      <text:p text:style-name="P13">}</text:p>
      <text:p text:style-name="P44"/>
      <text:p text:style-name="P10"><text:soft-page-break/>Clases utilitarias responsivas</text:p>
      <text:p text:style-name="P3">Maquetado Responsivo sección Acerca. </text:p>
      <text:p text:style-name="P3">Marcado HTML sección Servicios. </text:p>
      <text:p text:style-name="P3">Maquetado componente Service Card. </text:p>
      <text:p text:style-name="P45">A los svg se les puede aplicar un fill con css</text:p>
      <text:p text:style-name="P45"/>
      <text:p text:style-name="P23"><text:span text:style-name="T4">fill</text:span>: <text:span text:style-name="T13">var</text:span>(<text:span text:style-name="T4">--first-color</text:span>);</text:p>
      <text:p text:style-name="P45"/>
      <text:p text:style-name="P7">Maquetado Responsivo sección Servicios. </text:p>
      <text:p text:style-name="P7">Marcado HTML sección Portafolio. </text:p>
      <text:p text:style-name="P3">Maquetado componente Portfolio Card. </text:p>
      <text:p text:style-name="P46">Para evitar que se deforme una imagen</text:p>
      <text:p text:style-name="P46"/>
      <text:p text:style-name="P35"> <text:span text:style-name="T5">width</text:span><text:span text:style-name="T2">: </text:span><text:span text:style-name="T16">100%</text:span><text:span text:style-name="T2">;</text:span></text:p>
      <text:p text:style-name="P34">    <text:span text:style-name="T5">height</text:span><text:span text:style-name="T2">: </text:span><text:span text:style-name="T16">100%</text:span><text:span text:style-name="T2">;</text:span></text:p>
      <text:p text:style-name="P34">    <text:span text:style-name="T5">object-fit</text:span><text:span text:style-name="T2">: </text:span><text:span text:style-name="T9">cover</text:span><text:span text:style-name="T2">;</text:span></text:p>
      <text:p text:style-name="P46"/>
      <text:p text:style-name="P3">Maquetado Responsivo sección Portafolio</text:p>
      <text:p text:style-name="Standard"/>
      <text:p text:style-name="P8">Componente Modal sin JavaScript</text:p>
      <text:p text:style-name="P47">Para crear la pantalla negra del fondo</text:p>
      <text:p text:style-name="P47"/>
      <text:p text:style-name="P24"><text:span text:style-name="T1">.modal</text:span>{</text:p>
      <text:p text:style-name="P34">    <text:span text:style-name="T5">position</text:span><text:span text:style-name="T2">: </text:span><text:span text:style-name="T9">fixed</text:span><text:span text:style-name="T2">;</text:span></text:p>
      <text:p text:style-name="P34">    <text:span text:style-name="T5">z-index</text:span><text:span text:style-name="T2">: </text:span><text:span text:style-name="T16">999</text:span><text:span text:style-name="T2">;</text:span></text:p>
      <text:p text:style-name="P34">    <text:span text:style-name="T5">top</text:span><text:span text:style-name="T2">: </text:span><text:span text:style-name="T16">0</text:span><text:span text:style-name="T2">;</text:span></text:p>
      <text:p text:style-name="P34">    <text:span text:style-name="T5">right</text:span><text:span text:style-name="T2">: </text:span><text:span text:style-name="T16">0</text:span><text:span text:style-name="T2">;</text:span></text:p>
      <text:p text:style-name="P34">    <text:span text:style-name="T5">bottom</text:span><text:span text:style-name="T2">: </text:span><text:span text:style-name="T16">0</text:span><text:span text:style-name="T2">;</text:span></text:p>
      <text:p text:style-name="P34">    <text:span text:style-name="T5">left</text:span><text:span text:style-name="T2">: </text:span><text:span text:style-name="T16">0</text:span><text:span text:style-name="T2">;</text:span></text:p>
      <text:p text:style-name="P34">    <text:span text:style-name="T5">display</text:span><text:span text:style-name="T2">: </text:span><text:span text:style-name="T9">flex</text:span><text:span text:style-name="T2">;</text:span></text:p>
      <text:p text:style-name="P34">    <text:span text:style-name="T5">justify-content</text:span><text:span text:style-name="T2">: </text:span><text:span text:style-name="T9">center</text:span><text:span text:style-name="T2">;</text:span></text:p>
      <text:p text:style-name="P34">    <text:span text:style-name="T5">align-items</text:span><text:span text:style-name="T2">: </text:span><text:span text:style-name="T9">center</text:span><text:span text:style-name="T2">;</text:span></text:p>
      <text:p text:style-name="P34">    <text:span text:style-name="T5">background-color</text:span><text:span text:style-name="T2">: </text:span><text:span text:style-name="T14">var</text:span><text:span text:style-name="T2">(</text:span><text:span text:style-name="T5">--black-alpha-color</text:span><text:span text:style-name="T2">);</text:span></text:p>
      <text:p text:style-name="P13"><text:span text:style-name="T4"><text:s text:c="2"/>opacity</text:span>: <text:span text:style-name="T15">0</text:span>;</text:p>
      <text:p text:style-name="P34">    <text:span text:style-name="T5">pointer-events</text:span><text:span text:style-name="T2">: </text:span><text:span text:style-name="T9">none</text:span><text:span text:style-name="T2">;</text:span></text:p>
      <text:p text:style-name="P34">    <text:span text:style-name="T5">transition</text:span><text:span text:style-name="T2">: </text:span><text:span text:style-name="T9">all</text:span><text:span text:style-name="T2"> </text:span><text:span text:style-name="T16">1s</text:span><text:span text:style-name="T2">;</text:span></text:p>
      <text:p text:style-name="P13">}</text:p>
      <text:p text:style-name="P13"/>
      <text:p text:style-name="P49"><text:span text:style-name="T29">Target </text:span>representa un elemento único con un <text:a xlink:type="simple" xlink:href="https://developer.mozilla.org/es/docs/Web/HTML/Global_attributes#attr-id" text:style-name="Internet_20_link" text:visited-style-name="Visited_20_Internet_20_Link"><text:span text:style-name="Source_20_Text">id</text:span></text:a> que coincide con el fragmento de la URL, <text:span text:style-name="T29">se usa para mostrar y ocultar el modal, por que al hacer click en la x el id de la URL cambia</text:span></text:p>
      <text:p text:style-name="P48"/>
      <text:p text:style-name="P25"><text:span text:style-name="T1">.modal#trabajo-1:target</text:span>{</text:p>
      <text:p text:style-name="P34">    <text:span text:style-name="T5">opacity</text:span><text:span text:style-name="T2">: </text:span><text:span text:style-name="T16">1</text:span><text:span text:style-name="T2">;</text:span></text:p>
      <text:p text:style-name="P34">    <text:span text:style-name="T5">pointer-events</text:span><text:span text:style-name="T2">: </text:span><text:span text:style-name="T9">auto</text:span><text:span text:style-name="T2">;</text:span></text:p>
      <text:p text:style-name="P13">}</text:p>
      <text:p text:style-name="P50"><text:soft-page-break/>Con el siguiente codigo hariamos que se active con todas las url que tengan la palabra trabajo</text:p>
      <text:p text:style-name="P50"/>
      <text:p text:style-name="P26"><text:span text:style-name="T1">.modal</text:span>[<text:span text:style-name="T4">id</text:span>|=<text:span text:style-name="T8">"trabajo"</text:span>]<text:span text:style-name="T1">:target</text:span> {</text:p>
      <text:p text:style-name="P34">  <text:span text:style-name="T5">opacity</text:span><text:span text:style-name="T2">: </text:span><text:span text:style-name="T16">1</text:span><text:span text:style-name="T2">;</text:span></text:p>
      <text:p text:style-name="P34">  <text:span text:style-name="T5">pointer-events</text:span><text:span text:style-name="T2">: </text:span><text:span text:style-name="T9">auto</text:span><text:span text:style-name="T2">;</text:span></text:p>
      <text:p text:style-name="P13">}</text:p>
      <text:p text:style-name="P50"/>
      <text:p text:style-name="P9">Marcado HTML componente Portfolio Modal</text:p>
      <text:p text:style-name="P9">Maquetado Responsivo componente Portfolio Modal </text:p>
      <text:p text:style-name="P9">Marcado HTML sección Testimonios</text:p>
      <text:p text:style-name="P9">Marcado HTML componente Carousel</text:p>
      <text:p text:style-name="P9">Maquetado componente Carousel</text:p>
      <text:p text:style-name="P9">Transiciones componente Carousel sin JavaScript</text:p>
      <text:p text:style-name="P51">Seleccionamos al hermano <text:span text:style-name="T31">que tenga la clase .slides</text:span></text:p>
      <text:p text:style-name="P51"/>
      <text:p text:style-name="P27"><text:span text:style-name="T1">#slide-1:checked</text:span> ~ <text:span text:style-name="T1">.slides</text:span>{</text:p>
      <text:p text:style-name="P34">    <text:span text:style-name="T5">transform</text:span><text:span text:style-name="T2">: </text:span><text:span text:style-name="T14">translateX</text:span><text:span text:style-name="T2">(</text:span><text:span text:style-name="T16">0%</text:span><text:span text:style-name="T2">);</text:span></text:p>
      <text:p text:style-name="P13">}</text:p>
      <text:p text:style-name="P36"/>
      <text:p text:style-name="P13"><text:span text:style-name="T1">#slide-2:checked</text:span> ~ <text:span text:style-name="T1">.slides</text:span>{</text:p>
      <text:p text:style-name="P34">    <text:span text:style-name="T5">transform</text:span><text:span text:style-name="T2">: </text:span><text:span text:style-name="T14">translateX</text:span><text:span text:style-name="T2">(</text:span><text:span text:style-name="T16">-25%</text:span><text:span text:style-name="T2">);</text:span></text:p>
      <text:p text:style-name="P13">}</text:p>
      <text:p text:style-name="P36"/>
      <text:p text:style-name="P13"><text:span text:style-name="T1">#slide-3:checked</text:span> ~ <text:span text:style-name="T1">.slides</text:span>{</text:p>
      <text:p text:style-name="P34">    <text:span text:style-name="T5">transform</text:span><text:span text:style-name="T2">: </text:span><text:span text:style-name="T14">translateX</text:span><text:span text:style-name="T2">(</text:span><text:span text:style-name="T16">-50%</text:span><text:span text:style-name="T2">);</text:span></text:p>
      <text:p text:style-name="P13">}</text:p>
      <text:p text:style-name="P36"/>
      <text:p text:style-name="P13"><text:span text:style-name="T1">#slide-4:checked</text:span> ~ <text:span text:style-name="T1">.slides</text:span>{</text:p>
      <text:p text:style-name="P34">    <text:span text:style-name="T5">transform</text:span><text:span text:style-name="T2">: </text:span><text:span text:style-name="T14">translateX</text:span><text:span text:style-name="T2">(</text:span><text:span text:style-name="T16">-75%</text:span><text:span text:style-name="T2">);</text:span></text:p>
      <text:p text:style-name="P13">}</text:p>
      <text:p text:style-name="P14"/>
      <text:p text:style-name="P52"><text:span text:style-name="T30">Para que aparezca en negro el circulo del elemento seleccionado </text:span><text:span text:style-name="T31">se selecciona al elemento hermano con la clase .slides-nav y en el elemento que que sea label y tenga el id dot- le aplicara fondo negro</text:span></text:p>
      <text:p text:style-name="P52"/>
      <text:p text:style-name="P28"><text:span text:style-name="T1">#slide-1:checked</text:span> ~ <text:span text:style-name="T1">.slides-nav</text:span> <text:span text:style-name="T1">label#dot-1</text:span>,</text:p>
      <text:p text:style-name="P13"><text:span text:style-name="T1">#slide-2:checked</text:span> ~ <text:span text:style-name="T1">.slides-nav</text:span> <text:span text:style-name="T1">label#dot-2</text:span>,</text:p>
      <text:p text:style-name="P13"><text:span text:style-name="T1">#slide-3:checked</text:span> ~ <text:span text:style-name="T1">.slides-nav</text:span> <text:span text:style-name="T1">label#dot-3</text:span>,</text:p>
      <text:p text:style-name="P13"><text:span text:style-name="T1">#slide-4:checked</text:span> ~ <text:span text:style-name="T1">.slides-nav</text:span> <text:span text:style-name="T1">label#dot-4</text:span>{</text:p>
      <text:p text:style-name="P34">    <text:span text:style-name="T5">background-color</text:span><text:span text:style-name="T2">: </text:span><text:span text:style-name="T14">var</text:span><text:span text:style-name="T2">(</text:span><text:span text:style-name="T5">--gray-dark-color</text:span><text:span text:style-name="T2">);</text:span></text:p>
      <text:p text:style-name="P13">}</text:p>
      <text:p text:style-name="P52"/>
      <text:p text:style-name="P27"/>
      <text:p text:style-name="P3">Animación automática componente Carousel sin JavaScript</text:p>
      <text:p text:style-name="P3"><text:soft-page-break/>Marcado HTML sección Contacto</text:p>
      <text:p text:style-name="P54"><text:span text:style-name="T32">Para crear un link al telefono se usa tel: </text:span><text:span text:style-name="T33">en el href de una etiqueta a</text:span><text:span text:style-name="T32">, eso hara que cuando el usuario este en el telefono al hacer click en el enlace marque el numero de manera automatica</text:span></text:p>
      <text:p text:style-name="P53"/>
      <text:p text:style-name="P29"><text:span text:style-name="T21">&lt;</text:span><text:span text:style-name="T17">a</text:span> <text:span text:style-name="T4">href</text:span>=<text:span text:style-name="T8">"tel:50247196242"</text:span><text:span text:style-name="T21">&gt;</text:span>(+502) 47196242<text:span text:style-name="T21">&lt;/</text:span><text:span text:style-name="T17">a</text:span><text:span text:style-name="T21">&gt;</text:span></text:p>
      <text:p text:style-name="P63"/>
      <text:p text:style-name="P55">Para el email se utiliza mailto:</text:p>
      <text:p text:style-name="P55"/>
      <text:p text:style-name="P30"><text:span text:style-name="T21">&lt;</text:span><text:span text:style-name="T17">a</text:span> <text:span text:style-name="T4">href</text:span>=<text:span text:style-name="T8">"mailto:melgarelfego@gmail.com"</text:span><text:span text:style-name="T21">&gt;</text:span>hola@jonmircha.com<text:span text:style-name="T21">&lt;/</text:span><text:span text:style-name="T17">a</text:span><text:span text:style-name="T21">&gt;</text:span></text:p>
      <text:p text:style-name="P55"/>
      <text:p text:style-name="P11">Marcado HTML Formulario. </text:p>
      <text:p text:style-name="P11">Maquetado Responsivo sección Contacto. </text:p>
      <text:p text:style-name="P11">Maquetado Formulario</text:p>
      <text:p text:style-name="P56">Para seleccionar un placeholder se usa una pseudo clase</text:p>
      <text:p text:style-name="P56"/>
      <text:p text:style-name="P31"><text:span text:style-name="T1">.contact-form</text:span> <text:span text:style-name="T17">*</text:span><text:span text:style-name="T1">::placeholder</text:span>{</text:p>
      <text:p text:style-name="P56"/>
      <text:p text:style-name="P11">Responsive Formulario</text:p>
      <text:p text:style-name="P11">Programación Formulario</text:p>
      <text:p text:style-name="P57">Generamos un FormData para serializar los datos del formulario, <text:span text:style-name="T35">form data genera un clave valor con <text:s/>name=value de los elementos del formulario</text:span></text:p>
      <text:p text:style-name="P57"/>
      <text:p text:style-name="P32"><text:span text:style-name="T17">new</text:span> <text:span text:style-name="T34">FormData</text:span>(<text:span text:style-name="T4">e</text:span>.<text:span text:style-name="T4">target</text:span>)</text:p>
      <text:p text:style-name="P57"/>
      <text:p text:style-name="P58">Para agregar un hash a la url se utiliza</text:p>
      <text:p text:style-name="P58"/>
      <text:p text:style-name="P33"><text:span text:style-name="T4">location</text:span>.<text:span text:style-name="T4">hash</text:span> = <text:span text:style-name="T8">"#gracias"</text:span>;</text:p>
      <text:p text:style-name="P58"/>
      <text:p text:style-name="P12">Maquetado Footer y secciones Bonus</text:p>
      <text:p text:style-name="Standard"><text:span text:style-name="T36">Bonus 1: Metatags para SEO y Socialmedia. </text:span></text:p>
      <text:p text:style-name="P64">Cada pagina debe tener su propia metaetiqueta y su propia descripcion, <text:span text:style-name="T37">google detecta la etiqueta title y la etiqueta description</text:span></text:p>
      <text:p text:style-name="P64"/>
      <text:p text:style-name="P66"><text:span text:style-name="T21">&lt;</text:span><text:span text:style-name="T17">title</text:span><text:span text:style-name="T21">&gt;</text:span>Taller de Maquetacion<text:span text:style-name="T21">&lt;/</text:span><text:span text:style-name="T17">title</text:span><text:span text:style-name="T21">&gt;</text:span></text:p>
      <text:p text:style-name="P34">    <text:span text:style-name="T22">&lt;</text:span><text:span text:style-name="T18">meta</text:span><text:span text:style-name="T2"> </text:span><text:span text:style-name="T5">name</text:span><text:span text:style-name="T2">=</text:span><text:span text:style-name="T9">"description"</text:span></text:p>
      <text:p text:style-name="P34">    <text:span text:style-name="T5">content</text:span><text:span text:style-name="T2">=</text:span><text:span text:style-name="T9">"Hola bienvenid@ a mi Portafolio Profesional, soy Elfego Melgar, Desarrollador Web"</text:span><text:span text:style-name="T22">&gt;</text:span></text:p>
      <text:p text:style-name="P73"/>
      <text:p text:style-name="P75">Para todas las metaetiquetas hay que poner la <text:span text:style-name="T38">ruta absoluta, el favicon las paginas lo agarraran para crear una mineatura</text:span></text:p>
      <text:p text:style-name="P75"/>
      <text:p text:style-name="P67"><text:span text:style-name="T21">&lt;</text:span><text:span text:style-name="T17">link</text:span> <text:span text:style-name="T4">rel</text:span>=<text:span text:style-name="T8">"favicon"</text:span> <text:span text:style-name="T4">href</text:span>=<text:span text:style-name="T8">"http://127.0.0.1:5500/assets/favicon.png"</text:span><text:span text:style-name="T21">&gt;</text:span></text:p>
      <text:p text:style-name="P75"/>
      <text:p text:style-name="P76">El apple-touch-icon es para los dispositivos de apple</text:p>
      <text:p text:style-name="P76"/>
      <text:p text:style-name="P70"><text:span text:style-name="T23">&lt;</text:span><text:span text:style-name="T19">link</text:span><text:span text:style-name="T3"> </text:span><text:span text:style-name="T7">rel</text:span><text:span text:style-name="T3">=</text:span><text:span text:style-name="T10">"apple-touch-icon" </text:span><text:span text:style-name="T5">href</text:span><text:span text:style-name="T2">=</text:span><text:span text:style-name="T9">"http://127.0.0.1:5500/assets/favicon.png"</text:span><text:span text:style-name="T22">&gt;</text:span></text:p>
      <text:p text:style-name="P76"/>
      <text:p text:style-name="Standard">El theme-color es para cuando se accede desde un movil esta etiqueta permite cambiar el color de la barra de navegacion</text:p>
      <text:p text:style-name="P65"><text:span text:style-name="T21"/></text:p>
      <text:p text:style-name="P65"><text:span text:style-name="T21">&lt;</text:span><text:span text:style-name="T17">meta</text:span> <text:span text:style-name="T4">name</text:span>=<text:span text:style-name="T8">"theme-color"</text:span> <text:span text:style-name="T4">content</text:span>=<text:span text:style-name="T8">"#d9006"</text:span><text:span text:style-name="T21">&gt;</text:span></text:p>
      <text:p text:style-name="Standard"/>
      <text:p text:style-name="P76">Las etiquetas de twitter, <text:span text:style-name="T40">podemos buscgar metatags twitter para ver las metaetiquetas, la twitter card mas comun es summary</text:span></text:p>
      <text:p text:style-name="P76"/>
      <text:p text:style-name="P71">    <text:span text:style-name="T22">&lt;</text:span><text:span text:style-name="T18">meta</text:span><text:span text:style-name="T2"> </text:span><text:span text:style-name="T5">name</text:span><text:span text:style-name="T2">=</text:span><text:span text:style-name="T9">"twitter:card"</text:span><text:span text:style-name="T2"> </text:span><text:span text:style-name="T5">content</text:span><text:span text:style-name="T2">=</text:span><text:span text:style-name="T9">"summary"</text:span><text:span text:style-name="T22">&gt;</text:span></text:p>
      <text:p text:style-name="P34">    <text:span text:style-name="T22">&lt;</text:span><text:span text:style-name="T18">meta</text:span><text:span text:style-name="T2"> </text:span><text:span text:style-name="T5">name</text:span><text:span text:style-name="T2">=</text:span><text:span text:style-name="T9">"twitter:title"</text:span><text:span text:style-name="T2"> </text:span><text:span text:style-name="T5">content</text:span><text:span text:style-name="T2">=</text:span><text:span text:style-name="T9">""</text:span><text:span text:style-name="T22">&gt;</text:span></text:p>
      <text:p text:style-name="P34">    <text:span text:style-name="T22">&lt;</text:span><text:span text:style-name="T18">meta</text:span><text:span text:style-name="T2"> </text:span><text:span text:style-name="T5">name</text:span><text:span text:style-name="T2">=</text:span><text:span text:style-name="T9">"twitter:image"</text:span><text:span text:style-name="T2"> </text:span><text:span text:style-name="T5">content</text:span><text:span text:style-name="T2">=</text:span><text:span text:style-name="T9">""</text:span><text:span text:style-name="T22">&gt;</text:span></text:p>
      <text:p text:style-name="P34">    <text:span text:style-name="T22">&lt;</text:span><text:span text:style-name="T18">meta</text:span><text:span text:style-name="T2"> </text:span><text:span text:style-name="T5">name</text:span><text:span text:style-name="T2">=</text:span><text:span text:style-name="T9">"twitter:url"</text:span><text:span text:style-name="T2"> </text:span><text:span text:style-name="T5">content</text:span><text:span text:style-name="T2">=</text:span><text:span text:style-name="T9">""</text:span><text:span text:style-name="T22">&gt;</text:span></text:p>
      <text:p text:style-name="P34">    <text:span text:style-name="T22">&lt;</text:span><text:span text:style-name="T18">meta</text:span><text:span text:style-name="T2"> </text:span><text:span text:style-name="T5">name</text:span><text:span text:style-name="T2">=</text:span><text:span text:style-name="T9">"twitter:description"</text:span><text:span text:style-name="T2"> </text:span><text:span text:style-name="T5">content</text:span><text:span text:style-name="T2">=</text:span><text:span text:style-name="T9">""</text:span><text:span text:style-name="T22">&gt;</text:span></text:p>
      <text:p text:style-name="P76"/>
      <text:p text:style-name="Standard">Las etiquetas <text:span text:style-name="T39">formato open graph</text:span> que usa facebook y linkedin</text:p>
      <text:p text:style-name="Standard"/>
      <text:p text:style-name="P34">    <text:span text:style-name="T22">&lt;</text:span><text:span text:style-name="T18">meta</text:span><text:span text:style-name="T2"> </text:span><text:span text:style-name="T5">property</text:span><text:span text:style-name="T2">=</text:span><text:span text:style-name="T9">"org:type"</text:span><text:span text:style-name="T2"> </text:span><text:span text:style-name="T5">content</text:span><text:span text:style-name="T2">=</text:span><text:span text:style-name="T9">"website"</text:span><text:span text:style-name="T22">&gt;</text:span></text:p>
      <text:p text:style-name="P34">    <text:span text:style-name="T22">&lt;</text:span><text:span text:style-name="T18">meta</text:span><text:span text:style-name="T2"> </text:span><text:span text:style-name="T5">property</text:span><text:span text:style-name="T2">=</text:span><text:span text:style-name="T9">"org:title"</text:span><text:span text:style-name="T2"> </text:span><text:span text:style-name="T5">content</text:span><text:span text:style-name="T2">=</text:span><text:span text:style-name="T9">""</text:span><text:span text:style-name="T22">&gt;</text:span></text:p>
      <text:p text:style-name="P34">    <text:span text:style-name="T22">&lt;</text:span><text:span text:style-name="T18">meta</text:span><text:span text:style-name="T2"> </text:span><text:span text:style-name="T5">property</text:span><text:span text:style-name="T2">=</text:span><text:span text:style-name="T9">"org:description"</text:span><text:span text:style-name="T2"> </text:span><text:span text:style-name="T5">content</text:span><text:span text:style-name="T2">=</text:span><text:span text:style-name="T9">""</text:span><text:span text:style-name="T22">&gt;</text:span></text:p>
      <text:p text:style-name="P34">    <text:span text:style-name="T22">&lt;</text:span><text:span text:style-name="T18">meta</text:span><text:span text:style-name="T2"> </text:span><text:span text:style-name="T5">property</text:span><text:span text:style-name="T2">=</text:span><text:span text:style-name="T9">"org:image"</text:span><text:span text:style-name="T2"> </text:span><text:span text:style-name="T5">content</text:span><text:span text:style-name="T2">=</text:span><text:span text:style-name="T9">""</text:span><text:span text:style-name="T22">&gt;</text:span></text:p>
      <text:p text:style-name="P34">    <text:span text:style-name="T22">&lt;</text:span><text:span text:style-name="T18">meta</text:span><text:span text:style-name="T2"> </text:span><text:span text:style-name="T5">property</text:span><text:span text:style-name="T2">=</text:span><text:span text:style-name="T9">"org:ur</text:span><text:span text:style-name="T11">l</text:span><text:span text:style-name="T9">"</text:span><text:span text:style-name="T2"> </text:span><text:span text:style-name="T5">content</text:span><text:span text:style-name="T2">=</text:span><text:span text:style-name="T9">""</text:span><text:span text:style-name="T22">&gt;</text:span></text:p>
      <text:p text:style-name="Standard"/>
      <text:p text:style-name="P77">Se pueden combinar las etiquetas de twitter y las de formato open graph</text:p>
      <text:p text:style-name="P77"/>
      <text:p text:style-name="P72"><text:span text:style-name="T22">&lt;</text:span><text:span text:style-name="T18">meta</text:span><text:span text:style-name="T2"> </text:span><text:span text:style-name="T5">name</text:span><text:span text:style-name="T2">=</text:span><text:span text:style-name="T9">"twitter:card"</text:span><text:span text:style-name="T2"> </text:span><text:span text:style-name="T5">content</text:span><text:span text:style-name="T2">=</text:span><text:span text:style-name="T9">"summary"</text:span><text:span text:style-name="T22">&gt;</text:span></text:p>
      <text:p text:style-name="P34"><text:span text:style-name="T22">&lt;</text:span><text:span text:style-name="T18">meta</text:span><text:span text:style-name="T2"> </text:span><text:span text:style-name="T5">property</text:span><text:span text:style-name="T2">=</text:span><text:span text:style-name="T9">"org:type"</text:span><text:span text:style-name="T2"> </text:span><text:span text:style-name="T5">content</text:span><text:span text:style-name="T2">=</text:span><text:span text:style-name="T9">"website"</text:span><text:span text:style-name="T22">&gt;</text:span></text:p>
      <text:p text:style-name="P34"><text:span text:style-name="T22">&lt;</text:span><text:span text:style-name="T18">meta</text:span><text:span text:style-name="T2"> </text:span><text:span text:style-name="T5">property</text:span><text:span text:style-name="T2">=</text:span><text:span text:style-name="T9">"org:title"</text:span><text:span text:style-name="T2"> </text:span><text:span text:style-name="T5">name</text:span><text:span text:style-name="T2">=</text:span><text:span text:style-name="T9">"twitter:title"</text:span><text:span text:style-name="T2"> </text:span><text:span text:style-name="T5">content</text:span><text:span text:style-name="T2">=</text:span><text:span text:style-name="T9">"Portafolio CV - Elfego Melgar"</text:span><text:span text:style-name="T22">&gt;</text:span></text:p>
      <text:p text:style-name="P34"><text:span text:style-name="T22">&lt;</text:span><text:span text:style-name="T18">meta</text:span><text:span text:style-name="T2"> </text:span><text:span text:style-name="T5">property</text:span><text:span text:style-name="T2">=</text:span><text:span text:style-name="T9">"org:description"</text:span><text:span text:style-name="T2"> </text:span><text:span text:style-name="T5">name</text:span><text:span text:style-name="T2">=</text:span><text:span text:style-name="T9">"twitter:description"</text:span><text:span text:style-name="T2"> </text:span><text:span text:style-name="T5">content</text:span><text:span text:style-name="T2">=</text:span><text:span text:style-name="T9">"Hola bienvenid@ a mi Portafolio Profesional, soy Elfego Melgar, Desarrollador Web"</text:span><text:span text:style-name="T22">&gt;</text:span></text:p>
      <text:p text:style-name="P34"><text:span text:style-name="T22">&lt;</text:span><text:span text:style-name="T18">meta</text:span><text:span text:style-name="T2"> </text:span><text:span text:style-name="T5">property</text:span><text:span text:style-name="T2">=</text:span><text:span text:style-name="T9">"org:image"</text:span><text:span text:style-name="T2"> </text:span><text:span text:style-name="T5">name</text:span><text:span text:style-name="T2">=</text:span><text:span text:style-name="T9">"twitter:image"</text:span><text:span text:style-name="T2"> </text:span><text:span text:style-name="T5">content</text:span><text:span text:style-name="T2">=</text:span><text:span text:style-name="T9">"http://127.0.0.1:5500/assets/hero-image-home.jpg"</text:span><text:span text:style-name="T22">&gt;</text:span></text:p>
      <text:p text:style-name="P34"><text:span text:style-name="T22">&lt;</text:span><text:span text:style-name="T18">meta</text:span><text:span text:style-name="T2"> </text:span><text:span text:style-name="T5">property</text:span><text:span text:style-name="T2">=</text:span><text:span text:style-name="T9">"org:url"</text:span><text:span text:style-name="T2"> </text:span><text:span text:style-name="T5">name</text:span><text:span text:style-name="T2">=</text:span><text:span text:style-name="T9">"twitter:url"</text:span><text:span text:style-name="T2"> </text:span><text:span text:style-name="T5">content</text:span><text:span text:style-name="T2">=</text:span><text:span text:style-name="T9">"http://127.0.0.1:5500"</text:span><text:span text:style-name="T22">&gt;</text:span></text:p>
      <text:p text:style-name="P77"/>
      <text:p text:style-name="P78">La url canonica es importante porque <text:span text:style-name="T41">le dice a los buscadores cual es la url oficial que tiene que posicionar de una ruta o aplicacion, </text:span><text:span text:style-name="T42">evita que los buscadores te penalicen por tener varias rutas para un mismo sitio de tu pagina</text:span></text:p>
      <text:p text:style-name="P78"/>
      <text:p text:style-name="P68"><text:span text:style-name="T21">&lt;</text:span><text:span text:style-name="T17">link</text:span> <text:span text:style-name="T4">rel</text:span>=<text:span text:style-name="T8">"canonical"</text:span> <text:span text:style-name="T4">href</text:span>=<text:span text:style-name="T8">"</text:span><text:a xlink:type="simple" xlink:href="http://127.0.0.1:5500/" text:style-name="Internet_20_link" text:visited-style-name="Visited_20_Internet_20_Link">http://127.0.0.1:5500</text:a><text:span text:style-name="T8">"</text:span><text:span text:style-name="T21">&gt;</text:span></text:p>
      <text:p text:style-name="P68"><text:span text:style-name="T21"/></text:p>
      <text:p text:style-name="P74">Bonus 2: Subir proyecto a GitHub Pages</text:p>
      <text:p text:style-name="P79">El repositorio se llamara taller-maquetacion y dentro dentra una carpeta llamada portafolio-cv, entonces la url del proyecto quedaria</text:p>
      <text:p text:style-name="P79"/>
      <text:p text:style-name="P79"><text:a xlink:type="simple" xlink:href="https://github.com/Elfegomelgar/taller-maquetacion/portafolio-cv" text:style-name="Internet_20_link" text:visited-style-name="Visited_20_Internet_20_Link">https://github.com/Elfegomelgar/taller-maquetacion/portafolio-cv</text:a> </text:p>
      <text:p text:style-name="P79"/>
      <text:p text:style-name="P81">Y la ruta del sitio seria</text:p>
      <text:p text:style-name="P79"/>
      <text:p text:style-name="P80"><text:a xlink:type="simple" xlink:href="https://elfegomelgar.github.io/taller-maquetacion/portafolio-cv" text:style-name="Internet_20_link" text:visited-style-name="Visited_20_Internet_20_Link">https://elfegomelgar.github.io/taller-maquetacion/portafolio-cv</text:a></text:p>
      <text:p text:style-name="P80"/>
      <text:p text:style-name="P79"><text:soft-page-break/>Remplazamos las rutas en los archivos</text:p>
      <text:p text:style-name="P79"/>
      <text:p text:style-name="P83">Creamos un nuevo repositorio en github que lo llamamos</text:p>
      <text:p text:style-name="P83"/>
      <text:p text:style-name="P83">taller-maquetacion</text:p>
      <text:p text:style-name="P83"/>
      <text:p text:style-name="P85">Despues de crear nos mandara a una pantalla donde estan los comandos, la diferencia que que debemos llamar a la rama <text:span text:style-name="T45">g</text:span><text:span text:style-name="T46">h</text:span><text:span text:style-name="T45">-pages</text:span></text:p>
      <text:p text:style-name="P85"/>
      <text:p text:style-name="P60"><text:bookmark text:name="empty-setup-new-repo-echo"/>echo "# taller-maquetacion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https://github.com/Elfegomelgar/taller-maquetacion.git</text:p>
      <text:p text:style-name="P62">git push -u origin main</text:p>
      <text:p text:style-name="Preformatted_20_Text"><text:span text:style-name="T43">En el equipo creamos una carpeta con el mismo nombre del proyecto, adentro de </text:span><text:span text:style-name="T44">la carpeta</text:span><text:span text:style-name="T43"> creamos una archivo llamado README.md con el comando</text:span></text:p>
      <text:p text:style-name="Preformatted_20_Text"><text:span text:style-name="T43"/></text:p>
      <text:p text:style-name="P61">touch README.md</text:p>
      <text:p text:style-name="P84"/>
      <text:p text:style-name="P86">Editamos el archivo, el formato del archivo es ma<text:span text:style-name="T45">r</text:span>kdown</text:p>
      <text:p text:style-name="P86"/>
      <text:p text:style-name="P87">Ahora ejecutamos el comando git init </text:p>
      <text:p text:style-name="P87"/>
      <text:p text:style-name="P87">Agregamos los archivos con git add .</text:p>
      <text:p text:style-name="P87"/>
      <text:p text:style-name="P87">Hacemos commit git commit -m “Primer commit”</text:p>
      <text:p text:style-name="P87"/>
      <text:p text:style-name="P88">Creamos la rama g<text:span text:style-name="T46">h</text:span>-pages <text:span text:style-name="T46">git branch </text:span>g<text:span text:style-name="T46">h</text:span>-pages</text:p>
      <text:p text:style-name="P88"/>
      <text:p text:style-name="P90"><text:span text:style-name="T47">Nos </text:span><text:span text:style-name="T46">movemos a la rama creada </text:span><text:span text:style-name="T47">g</text:span><text:span text:style-name="T49">it checkout gh-pages</text:span></text:p>
      <text:p text:style-name="P89"/>
      <text:p text:style-name="P86"/>
      <text:p text:style-name="P82"/>
      <text:p text:style-name="P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6T01:43:01.616000000</dc:date>
    <meta:editing-duration>PT24M54S</meta:editing-duration>
    <meta:editing-cycles>11</meta:editing-cycles>
    <meta:document-statistic meta:table-count="0" meta:image-count="0" meta:object-count="0" meta:page-count="7" meta:paragraph-count="204" meta:word-count="1104" meta:character-count="8657" meta:non-whitespace-character-count="7537"/>
  </office:meta>
</office:document-meta>
</file>